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539cm" svg:height="1.039cm" svg:x="5.7cm" svg:y="3.461cm">
          <draw:text-box>
            <text:p text:style-name="P1"><text:span text:style-name="T1">O</text:span></text:p>
            <text:p text:style-name="P1"><text:span text:style-name="T2">Gottes</text:span></text:p>
          </draw:text-box>
        </draw:frame>
        <draw:frame draw:style-name="gr2" draw:text-style-name="P3" draw:layer="layout" svg:width="1.319cm" svg:height="1.039cm" svg:x="5.781cm" svg:y="1.1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6.5cm" svg:y1="3.5cm" svg:x2="6.5cm" svg:y2="2cm">
          <text:p/>
        </draw:line>
        <draw:frame draw:style-name="gr4" draw:text-style-name="P4" draw:layer="layout" svg:width="2.798cm" svg:height="0.645cm" svg:x="5.2cm" svg:y="0.355cm">
          <draw:text-box>
            <text:p><text:span text:style-name="T3">Gottes Soh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9T01:02:55</dc:date>
    <dc:creator>artur </dc:creator>
    <meta:editing-duration>PT04H41M19S</meta:editing-duration>
    <meta:editing-cycles>11</meta:editing-cycles>
    <meta:generator>OpenOffice.org/3.2$Linux OpenOffice.org_project/320m19$Build-9505</meta:generator>
    <meta:document-statistic meta:object-count="4"/>
  </office:meta>
</office:document-meta>
</file>